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4e4" officeooo:paragraph-rsid="000504e4"/>
    </style:style>
    <style:style style:name="T1" style:family="text">
      <style:text-properties officeooo:rsid="0005b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from file1 <text:span text:style-name="T1">+ addintional changes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1-11-27T20:26:22.743000000</dc:date>
    <meta:editing-duration>PT1M11S</meta:editing-duration>
    <meta:editing-cycles>4</meta:editing-cycles>
    <meta:document-statistic meta:table-count="0" meta:image-count="0" meta:object-count="0" meta:page-count="1" meta:paragraph-count="1" meta:word-count="6" meta:character-count="39" meta:non-whitespace-character-count="33"/>
  </office:meta>
</office:document-meta>
</file>